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TC Regular1" svg:font-family="'Noto Sans CJK TC Regular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2318e" officeooo:paragraph-rsid="00166e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李瑞漢 29（1906-1947.03）</text:p>
      <text:p text:style-name="P1"/>
      <text:p text:style-name="P1">苗栗竹南人。父李清合為地主，育 4子 4女，</text:p>
      <text:p text:style-name="P1"/>
      <text:p text:style-name="P1">長子瑞漢，次子瑞峰（另有傳），三子瑞臺從商，四</text:p>
      <text:p text:style-name="P1"/>
      <text:p text:style-name="P1">子瑞珍為醫生。</text:p>
      <text:p text:style-name="P1"/>
      <text:p text:style-name="P1">大正 15年（1926）自臺中州立第一中學校（今</text:p>
      <text:p text:style-name="P1"/>
      <text:p text:style-name="P1">臺中一中）畢業，赴日本中央大學法科就讀，昭和</text:p>
      <text:p text:style-name="P1"/>
      <text:p text:style-name="P1">4年（1929）畢業。昭和 5年（1930）高等文官考</text:p>
      <text:p text:style-name="P1"/>
      <text:p text:style-name="P1">試司法科合格，昭和 6年（1931）於臺北永樂町為</text:p>
      <text:p text:style-name="P1"/>
      <text:p text:style-name="P1">開業辯護士。昭和 13年（1938）任臺北辯護士會副會</text:p>
      <text:p text:style-name="P1"/>
      <text:p text:style-name="P1">長，昭和14年（1939）當選臺北市會議員。30</text:p>
      <text:p text:style-name="P1"/>
      <text:p text:style-name="P1">民國 35年（1946）7月，臺北市著名之婦產科醫生迎諧，因治療陸軍 159</text:p>
      <text:p text:style-name="P1"/>
      <text:p text:style-name="P1">師中校副團長劉勉夫人陳愛群之子宮內膜炎進行手術，卻因麻醉藥劑過敏致</text:p>
      <text:p text:style-name="P1"/>
      <text:p text:style-name="P1">死，醫師被控告，引起極大矚目。31李瑞漢與其弟李瑞峰為被告辯護律師，審</text:p>
      <text:p text:style-name="P1"/>
      <text:p text:style-name="P1">判結果醫院勝訴，日籍醫生不須負賠償責任。</text:p>
      <text:p text:style-name="P1"/>
      <text:p text:style-name="P1">民國 36年（1947）二二八事件發生，臺中法界多位人士北上關注事件發</text:p>
      <text:p text:style-name="P1"/>
      <text:p text:style-name="P1">展，包括制憲國代、律師林連宗、臺中律師公會會長童炳輝、臺中地方法院</text:p>
      <text:p text:style-name="P1"/>
      <text:p text:style-name="P1">院長饒維岳、臺中地方法院推事許乃邦等人，因交通阻絕，借住李瑞漢家中。</text:p>
      <text:p text:style-name="P1"/>
      <text:p text:style-name="P1">3月 10日下午，與林連宗、李瑞峰在客廳聊天，忽有 1著憲兵制服者、4名便</text:p>
      <text:p text:style-name="P1"/>
      <text:p text:style-name="P1">服人員闖入，以奉憲兵第四團之命邀請前往為由帶走 3人。此後一去不回，</text:p>
      <text:p text:style-name="P1"/>
      <text:p text:style-name="P1">家人向憲兵第四團、警備總部打聽，又向閩臺監察使、臺灣省參議會等處陳</text:p>
      <text:p text:style-name="P1"/>
      <text:p text:style-name="P1">情、請願，都未有消息。32家中也因此失去經濟支柱，生活陷入困境。在行政</text:p>
      <text:p text:style-name="P1"/>
      <text:p text:style-name="P1">長官陳儀所上呈之〈辦理人犯姓名調查表〉中，指控罪名是「陰謀叛亂首要并強迫接收法院」。33</text:p>
      <text:p text:style-name="P1"/>
      <text:p text:style-name="P1">妻邱己妹，淡水女中畢業，育有 3子 1女。長子榮昌、次子榮欣、三子榮</text:p>
      <text:p text:style-name="P1"/>
      <text:p text:style-name="P1">誠，長女月美。（陳翠蓮撰）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TC Regular1" svg:font-family="'Noto Sans CJK TC Regular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" style:font-family-asian="'Noto Sans CJK TC Regular'" style:font-family-generic-asian="system" style:font-pitch-asian="variable" style:font-size-asian="14pt" style:font-name-complex="Noto Sans CJK TC Regular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TC Regular1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1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1" style:font-family-complex="'Noto Sans CJK TC Regular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5:20:17.023819730</meta:creation-date>
    <dc:date>2018-04-19T15:20:42.303750777</dc:date>
    <meta:editing-duration>PT25S</meta:editing-duration>
    <meta:editing-cycles>1</meta:editing-cycles>
    <meta:document-statistic meta:table-count="0" meta:image-count="0" meta:object-count="0" meta:page-count="1" meta:paragraph-count="24" meta:word-count="616" meta:character-count="679" meta:non-whitespace-character-count="664"/>
    <meta:generator>LibreOffice/5.1.6.2$Linux_X86_64 LibreOffice_project/10m0$Build-2</meta:generator>
  </office:meta>
</office:document-meta>
</file>